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officeooo:rsid="000f8e70" officeooo:paragraph-rsid="00115c2a"/>
    </style:style>
    <style:style style:name="P2" style:family="paragraph" style:parent-style-name="Preformatted_20_Text">
      <style:paragraph-properties style:writing-mode="lr-tb"/>
      <style:text-properties officeooo:paragraph-rsid="00115c2a"/>
    </style:style>
    <style:style style:name="P3" style:family="paragraph" style:parent-style-name="Preformatted_20_Text">
      <style:paragraph-properties fo:margin-top="0cm" fo:margin-bottom="0.499cm" style:contextual-spacing="false" style:writing-mode="lr-tb"/>
      <style:text-properties officeooo:paragraph-rsid="00115c2a"/>
    </style:style>
    <style:style style:name="P4" style:family="paragraph" style:parent-style-name="Standard">
      <style:text-properties officeooo:rsid="000dd727" officeooo:paragraph-rsid="000dd727"/>
    </style:style>
    <style:style style:name="P5" style:family="paragraph" style:parent-style-name="Standard">
      <style:text-properties officeooo:rsid="000f8e70" officeooo:paragraph-rsid="000dd727"/>
    </style:style>
    <style:style style:name="P6" style:family="paragraph" style:parent-style-name="Standard">
      <style:text-properties officeooo:rsid="000f8e70" officeooo:paragraph-rsid="000f8e70"/>
    </style:style>
    <style:style style:name="P7" style:family="paragraph" style:parent-style-name="Standard">
      <style:text-properties officeooo:rsid="000f8e70" officeooo:paragraph-rsid="0013713d"/>
    </style:style>
    <style:style style:name="T1" style:family="text">
      <style:text-properties officeooo:rsid="000dd727"/>
    </style:style>
    <style:style style:name="T2" style:family="text">
      <style:text-properties officeooo:rsid="000eb8e0"/>
    </style:style>
    <style:style style:name="T3" style:family="text">
      <style:text-properties officeooo:rsid="000f8e70"/>
    </style:style>
    <style:style style:name="T4" style:family="text">
      <style:text-properties officeooo:rsid="00137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# 1. Przygotowanie indeksów referencji</text:p>
      <text:p text:style-name="P5">bwa index GRCh38.p14.fa</text:p>
      <text:p text:style-name="P5">samtools faidx GRCh38.p14.fa</text:p>
      <text:p text:style-name="P5">gatk CreateSequenceDictionary -R GRCh38.p14.fa</text:p>
      <text:p text:style-name="P5"/>
      <text:p text:style-name="P5"># 2. Mapowanie z read group</text:p>
      <text:p text:style-name="P5">bwa mem -M -t 7 \</text:p>
      <text:p text:style-name="P5"><text:s text:c="2"/>-R "@RG\tID:E250094780_L1\tSM:anon_dna\tPL:ILLUMINA\tLB:lib1\tPU:E250094780.lane1\tCN:GENOMEPL" \</text:p>
      <text:p text:style-name="P5"><text:s text:c="2"/>GRCh38.p14.fa 1.fq.gz 2.fq.gz &gt; aln.sam</text:p>
      <text:p text:style-name="P5"/>
      <text:p text:style-name="P5"># 3. Konwersja SAM → BAM + sort</text:p>
      <text:p text:style-name="P5">samtools view -@ 7 -bS aln.sam | samtools sort -@ 7 -o aln.sorted.bam</text:p>
      <text:p text:style-name="P5">rm aln.sam</text:p>
      <text:p text:style-name="P5"/>
      <text:p text:style-name="P5"># (Opcjonalnie) 4. Usunięcie wadliwego read'a (np. ten z błędną nazwą)</text:p>
      <text:p text:style-name="P5">samtools view -h aln.sorted.bam \</text:p>
      <text:p text:style-name="P5"><text:s text:c="2"/>| awk '$0 ~ /^@/ || $1 != "E250094780L1C010R03400881544"' \</text:p>
      <text:p text:style-name="P5"><text:s text:c="2"/>| samtools view -b -@ 7 -o aln.cleaned.bam</text:p>
      <text:p text:style-name="P5">samtools index aln.cleaned.bam</text:p>
      <text:p text:style-name="P5"/>
      <text:p text:style-name="P5"># 5. FixMateInformation (jeśli PE reads i nie sortowane wcześniej po koordynatach)</text:p>
      <text:p text:style-name="P5">gatk FixMateInformation \</text:p>
      <text:p text:style-name="P5"><text:s text:c="2"/>-I aln.cleaned.bam \</text:p>
      <text:p text:style-name="P5"><text:s text:c="2"/>-O aln.fixmate.bam \</text:p>
      <text:p text:style-name="P5"><text:s text:c="2"/>--SORT_ORDER coordinate</text:p>
      <text:p text:style-name="P5">samtools index aln.fixmate.bam</text:p>
      <text:p text:style-name="P5"/>
      <text:p text:style-name="P5"># 6. MarkDuplicates (ignoruj optyczne błędy nazw readów)</text:p>
      <text:p text:style-name="P5">gatk MarkDuplicates \</text:p>
      <text:p text:style-name="P5"><text:s text:c="2"/>-I aln.fixmate.bam \</text:p>
      <text:p text:style-name="P5"><text:s text:c="2"/>-O aln.dedup.bam \</text:p>
      <text:p text:style-name="P5"><text:s text:c="2"/>-M aln.dedup.metrics.txt \</text:p>
      <text:p text:style-name="P5"><text:s text:c="2"/>--REMOVE_DUPLICATES true \</text:p>
      <text:p text:style-name="P5"><text:s text:c="2"/>--READ_NAME_REGEX null</text:p>
      <text:p text:style-name="P5">samtools index aln.dedup.bam</text:p>
      <text:p text:style-name="P5"/>
      <text:p text:style-name="P5"># 7. Uzupełnienie tagów NM/MD/UQ</text:p>
      <text:p text:style-name="P5">gatk SetNmMdAndUqTags \</text:p>
      <text:p text:style-name="P5"><text:s text:c="2"/>-I aln.dedup.bam \</text:p>
      <text:p text:style-name="P5"><text:s text:c="2"/>-O aln.cleaned.final.bam \</text:p>
      <text:p text:style-name="P5"><text:s text:c="2"/>-R GRCh38.p14.fa</text:p>
      <text:p text:style-name="P5">samtools index aln.cleaned.final.bam</text:p>
      <text:p text:style-name="P5"/>
      <text:p text:style-name="P7"><text:span text:style-name="T4"># 8. walidacja</text:span></text:p>
      <text:p text:style-name="P7">gatk ValidateSamFile -I aln.cleaned.final.bam -R GRCh38p14.fa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6T18:03:47.959000000</meta:creation-date>
    <dc:date>2025-07-27T00:45:40.961000000</dc:date>
    <meta:editing-duration>PT6H41M51S</meta:editing-duration>
    <meta:editing-cycles>8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8" meta:word-count="180" meta:character-count="1332" meta:non-whitespace-character-count="1163"/>
  </office:meta>
</office:document-meta>
</file>